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cm" svg:height="9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6.006cm" svg:height="9.004cm" svg:x="0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6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14:11:04.965185661</dc:date>
    <meta:editing-duration>PT1H8M43S</meta:editing-duration>
    <meta:editing-cycles>5</meta:editing-cycles>
    <meta:generator>LibreOffice/6.1.4.2$Linux_X86_64 LibreOffice_project/10$Build-2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" xlink:type="simple" chart:class="chart:bar" chart:style-name="ch1">
        <chart:title svg:x="5.893cm" svg:y="0.316cm" chart:style-name="ch2">
          <text:p>Misprediction Safety</text:p>
        </chart:title>
        <chart:legend chart:legend-position="end" svg:x="14.214cm" svg:y="3.952cm" style:legend-expansion="high" chart:style-name="ch3"/>
        <chart:plot-area chart:style-name="ch4" chart:data-source-has-labels="both" svg:x="1.331cm" svg:y="1.275cm" svg:width="12.563cm" svg:height="7.546cm">
          <chartooo:coordinate-region svg:x="2.138cm" svg:y="1.475cm" svg:width="11.756cm" svg:height="6.699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1cm" svg:y="6.283cm" chart:style-name="ch7">
              <text:p>percent of cas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  <loext:propertry-mapping loext:property="BorderColor" loext:cell-range-address="local-table.$D$2:.$D$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</text:p>
              </table:table-cell>
              <table:table-cell office:value-type="string">
                <text:p>unsaf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VC</text:p>
              </table:table-cell>
              <table:table-cell office:value-type="float" office:value="34.533875">
                <text:p>34.533875</text:p>
              </table:table-cell>
              <table:table-cell office:value-type="float" office:value="65.466125">
                <text:p>65.46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38.871375">
                <text:p>38.871375</text:p>
              </table:table-cell>
              <table:table-cell office:value-type="float" office:value="61.128625">
                <text:p>61.128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45.263625">
                <text:p>45.263625</text:p>
              </table:table-cell>
              <table:table-cell office:value-type="float" office:value="54.736375">
                <text:p>54.73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FC</text:p>
              </table:table-cell>
              <table:table-cell office:value-type="float" office:value="35.81175">
                <text:p>35.81175</text:p>
              </table:table-cell>
              <table:table-cell office:value-type="float" office:value="64.18825">
                <text:p>64.1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40.9185">
                <text:p>40.9185</text:p>
              </table:table-cell>
              <table:table-cell office:value-type="float" office:value="58.775875">
                <text:p>58.775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fo:font-weight="bold" style:font-size-asian="10pt" style:font-size-complex="10pt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color="#ffffff" fo:font-size="10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" xlink:type="simple" chart:class="chart:bar" chart:style-name="ch1">
        <chart:title svg:x="6.054cm" svg:y="0.316cm" chart:style-name="ch2">
          <text:p>ICC Discrepancies</text:p>
        </chart:title>
        <chart:legend chart:legend-position="end" svg:x="13.268cm" svg:y="3.954cm" style:legend-expansion="high" chart:style-name="ch3"/>
        <chart:plot-area chart:style-name="ch4" chart:data-source-has-labels="both" svg:x="1.331cm" svg:y="1.275cm" svg:width="11.617cm" svg:height="7.55cm">
          <chartooo:coordinate-region svg:x="2.138cm" svg:y="1.474cm" svg:width="10.81cm" svg:height="6.704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1cm" svg:y="6.285cm" chart:style-name="ch7">
              <text:p>percent of cas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2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_over_icc</text:p>
              </table:table-cell>
              <table:table-cell office:value-type="string">
                <text:p>loss_to_icc</text:p>
              </table:table-cell>
            </table:table-row>
          </table:table-header-rows>
          <table:table-rows>
            <table:table-row>
              <table:table-cell office:value-type="string">
                <text:p>SVC</text:p>
              </table:table-cell>
              <table:table-cell office:value-type="float" office:value="57.246375">
                <text:p>57.246375</text:p>
              </table:table-cell>
              <table:table-cell office:value-type="float" office:value="42.753625">
                <text:p>42.753625</text:p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50.10075">
                <text:p>50.10075</text:p>
              </table:table-cell>
              <table:table-cell office:value-type="float" office:value="49.89925">
                <text:p>49.89925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42.485625">
                <text:p>42.485625</text:p>
              </table:table-cell>
              <table:table-cell office:value-type="float" office:value="57.514375">
                <text:p>57.514375</text:p>
              </table:table-cell>
            </table:table-row>
            <table:table-row>
              <table:table-cell office:value-type="string">
                <text:p>RFC</text:p>
              </table:table-cell>
              <table:table-cell office:value-type="float" office:value="49.385125">
                <text:p>49.385125</text:p>
              </table:table-cell>
              <table:table-cell office:value-type="float" office:value="50.614875">
                <text:p>50.614875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56.12975">
                <text:p>56.12975</text:p>
              </table:table-cell>
              <table:table-cell office:value-type="float" office:value="43.87025">
                <text:p>43.87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